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F000003CB6429F837DFBAE06B.png" manifest:media-type="image/png"/>
  <manifest:file-entry manifest:full-path="Pictures/10000001000004EF000003CB09702CFAF123DD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automatic-styles>
    <style:style style:name="T1" style:family="text">
      <style:text-properties fo:language="en" fo:country="US" officeooo:rsid="000b5e26"/>
    </style:style>
    <style:style style:name="T2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0b5e26"/>
    </style:style>
    <style:style style:name="T3" style:family="text">
      <style:text-properties fo:font-variant="normal" fo:text-transform="none" fo:color="#2c2d30" loext:opacity="100%" style:font-name="Roboto" fo:font-size="11.25pt" fo:letter-spacing="normal" fo:language="ru" fo:country="RU" fo:font-style="normal" fo:font-weight="normal" officeooo:rsid="000b5e26"/>
    </style:style>
    <style:style style:name="T4" style:family="text">
      <style:text-properties fo:language="ru" fo:country="RU" officeooo:rsid="000b5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</text:span><text:span text:style-name="T2">Скриншот SSH-подключения</text:span></text:p>
      <text:p text:style-name="Standard"><draw:frame draw:style-name="fr1" draw:name="Изображение1" text:anchor-type="char" svg:x="0cm" svg:y="0.169cm" svg:width="17cm" svg:height="13.069cm" draw:z-index="0"><draw:image xlink:href="Pictures/10000001000004EF000003CB6429F837DFBAE06B.png" xlink:type="simple" xlink:show="embed" xlink:actuate="onLoad" draw:mime-type="image/png"/></draw:frame><text:span text:style-name="T1"/></text:p>
      <text:p text:style-name="Standard"><text:s/><text:span text:style-name="T1">2)</text:span><draw:frame draw:style-name="fr1" draw:name="Изображение2" text:anchor-type="char" svg:x="0.219cm" svg:y="0.709cm" svg:width="16.168cm" svg:height="11.019cm" draw:z-index="1"><draw:image xlink:href="Pictures/10000001000004EF000003CB09702CFAF123DDF3.png" xlink:type="simple" xlink:show="embed" xlink:actuate="onLoad" draw:mime-type="image/png"/></draw:frame><text:span text:style-name="T1"> </text:span><text:span text:style-name="T4">З</text:span><text:span text:style-name="T2">апущенны</text:span><text:span text:style-name="T3">й</text:span><text:span text:style-name="T2"> m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9:28:12.602000000</meta:creation-date>
    <dc:date>2023-09-05T19:35:24.832000000</dc:date>
    <meta:editing-duration>PT7M13S</meta:editing-duration>
    <meta:editing-cycles>1</meta:editing-cycles>
    <meta:document-statistic meta:table-count="0" meta:image-count="2" meta:object-count="0" meta:page-count="1" meta:paragraph-count="2" meta:word-count="6" meta:character-count="44" meta:non-whitespace-character-count="39"/>
    <meta:generator>LibreOffice/7.5.3.2$Windows_X86_64 LibreOffice_project/9f56dff12ba03b9acd7730a5a481eea045e468f3</meta:generator>
  </office:meta>
</office:document-meta>
</file>